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73737" style:font-name="Helvetica Neue" fo:font-size="11.2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73737" style:font-name="Helvetica Neue" fo:font-size="11.25pt" fo:letter-spacing="normal" fo:font-style="normal" fo:font-weight="normal" officeooo:paragraph-rsid="000150e3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73737" fo:letter-spacing="normal"/>
    </style:style>
    <style:style style:name="T1" style:family="text">
      <style:text-properties fo:color="#ff0000" style:font-name="inherit" loext:padding="0in" loext:border="none"/>
    </style:style>
    <style:style style:name="T2" style:family="text">
      <style:text-properties officeooo:rsid="000150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goland ApS</text:p>
      <text:p text:style-name="P1">Nordmarksvej</text:p>
      <text:p text:style-name="P1">DK – 7190 Billund</text:p>
      <text:p text:style-name="P1">Att.: Herr Direktor Henrik Höhrmann!</text:p>
      <text:p text:style-name="P3"/>
      <text:p text:style-name="P3"/>
      <text:p text:style-name="P3"/>
      <text:p text:style-name="P3"/>
      <text:p text:style-name="P1">Bramdrup skole</text:p>
      <text:p text:style-name="P2">Møllegårdsvej 10 – 12</text:p>
      <text:p text:style-name="P1">DK- 6000 Kolding</text:p>
      <text:p text:style-name="P1">Att.:<text:span text:style-name="T2">Kasper Læssø Sørensen<text:tab/><text:tab/><text:tab/><text:tab/><text:tab/></text:span>Kolding, den 11. Juni 2015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3:03:17.640932215</meta:creation-date>
    <dc:date>2017-05-02T13:04:55.095556501</dc:date>
    <meta:editing-duration>PT1M37S</meta:editing-duration>
    <meta:editing-cycles>1</meta:editing-cycles>
    <meta:document-statistic meta:table-count="0" meta:image-count="0" meta:object-count="0" meta:page-count="1" meta:paragraph-count="8" meta:word-count="27" meta:character-count="185" meta:non-whitespace-character-count="160"/>
    <meta:generator>LibreOffice/5.1.6.2$Linux_X86_64 LibreOffice_project/10m0$Build-2</meta:generator>
  </office:meta>
</office:document-meta>
</file>